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1">
            <text:p>2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5-03_12-03-31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5-03_12-03-51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5-03_12-04-06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-*">
            <text:p>-*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3-05-03_12-04-19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7];CONCATENATE([.C7];&quot; / &quot;;[.E5]))" office:value-type="string" office:string-value="-*">
            <text:p>-*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7" office:value-type="string">
            <text:p>2023-05-03_12-04-31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-*">
            <text:p>-*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7" office:value-type="string">
            <text:p>2023-05-03_12-04-45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-*">
            <text:p>-*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5-03_12-05-17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8" office:value-type="string">
            <text:p>2023-05-03_12-05-29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-*">
            <text:p>-*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5-03_12-05-46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-*">
            <text:p>-*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0" office:value-type="string">
            <text:p>2023-05-03_12-06-03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9">
            <text:p>19</text:p>
          </table:table-cell>
          <table:table-cell table:style-name="ce17" office:value-type="string">
            <text:p>2023-05-03_12-06-22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-*">
            <text:p>-*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7" office:value-type="string">
            <text:p>2023-05-03_12-06-36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-*">
            <text:p>-*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3-05-03_07-40-37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5-03_07-59-08_000.jpg</text:p>
          </table:table-cell>
          <table:table-cell table:style-name="ce19" office:value-type="string">
            <text:p>:m 記録 / お酒：飲んだ量 || :m :? #*# / topic=~ / content=「日本教」とは何ぞや。 / status=~ / id=~,genre=~,other=~, || :m :haja,lets / action activity / やること / genre=~ / content=一日[いちじつ]一年を思い、一日[いちにち]を生きよ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お酒：飲んだ量 || :m :? #*# / topic=~ / content=「日本教」とは何ぞや。 / status=~ / id=~,genre=~,other=~, || :m :haja,lets / action activity / やること / genre=~ / content=一日[いちじつ]一年を思い、一日[いちにち]を生きよ。,other=~">
            <text:p>:m 記録 / お酒：飲んだ量 || :m :? #*# / topic=~ / content=「日本教」とは何ぞや。 / status=~ / id=~,genre=~,other=~, || :m :haja,lets / action activity / やること / genre=~ / content=一日[いちじつ]一年を思い、一日[いちにち]を生きよ。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7" office:value-type="string">
            <text:p>2023-05-02_21-06-5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7" office:value-type="string">
            <text:p>2023-05-03_13-06-2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5-03_07-48-0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3-05-02_18-51-49_000.jpg</text:p>
          </table:table-cell>
          <table:table-cell table:style-name="ce27" office:value-type="string">
            <text:p>:m :篠笛,shinobue #*# / session-memo:session-1 / p.1-&lt;1&gt;:genre=melody,key=~,session=hour-18,R=1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:篠笛,shinobue #*# / session-memo:session-1 / p.1-&lt;1&gt;:genre=melody,key=~,session=hour-18,R=1,tempo=~">
            <text:p>:m :篠笛,shinobue #*# / session-memo:session-1 / p.1-&lt;1&gt;:genre=melody,key=~,session=hour-18,R=1,tempo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17" office:value-type="string">
            <text:p>2023-05-03_14-52-07_000.jpg</text:p>
          </table:table-cell>
          <table:table-cell table:style-name="ce26" office:value-type="string">
            <text:p>:tome / (lang=ja) / topic=~ / content=笛。自分のために吹きな。「この曲、受けるかな」も、実のところ、他人のために吹いている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tome / (lang=ja) / topic=~ / content=笛。自分のために吹きな。「この曲、受けるかな」も、実のところ、他人のために吹いている。,other=~">
            <text:p>:tome / (lang=ja) / topic=~ / content=笛。自分のために吹きな。「この曲、受けるかな」も、実のところ、他人のために吹いている。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17" office:value-type="string">
            <text:p>2023-05-03_14-52-34_000.jpg</text:p>
          </table:table-cell>
          <table:table-cell table:style-name="ce26" office:value-type="string">
            <text:p>:m #*# RES / JVEMV6 64#273_hikari_shikisai_saitoo / 『光と色彩の科学』 著者=齋藤勝裕,校注=~ / p.5 / w=~,topic=~,publisher=~,other=th+:色彩の三原色：混ぜると、黒色。可視光の全てを、吸ってしまうからか。「色彩」は、反射光。ということか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#*# RES / JVEMV6 64#273_hikari_shikisai_saitoo / 『光と色彩の科学』 著者=齋藤勝裕,校注=~ / p.5 / w=~,topic=~,publisher=~,other=th+:色彩の三原色：混ぜると、黒色。可視光の全てを、吸ってしまうからか。「色彩」は、反射光。ということか。">
            <text:p>:m #*# RES / JVEMV6 64#273_hikari_shikisai_saitoo / 『光と色彩の科学』 著者=齋藤勝裕,校注=~ / p.5 / w=~,topic=~,publisher=~,other=th+:色彩の三原色：混ぜると、黒色。可視光の全てを、吸ってしまうからか。「色彩」は、反射光。ということか。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17" office:value-type="string">
            <text:p>2023-05-03_14-52-40_000.jpg</text:p>
          </table:table-cell>
          <table:table-cell table:style-name="ce26" office:value-type="string">
            <text:p>:m #*# RES / JVEMV6 64#271_shuudatsu_galeano / 『収奪された大地』 著者=ガレアーノ,校注=~ / p.74 / w=~,topic=~,publisher=~,other=map+:サカテカス；map+:カディス州（スペイン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#*# RES / JVEMV6 64#271_shuudatsu_galeano / 『収奪された大地』 著者=ガレアーノ,校注=~ / p.74 / w=~,topic=~,publisher=~,other=map+:サカテカス；map+:カディス州（スペイン）">
            <text:p>:m #*# RES / JVEMV6 64#271_shuudatsu_galeano / 『収奪された大地』 著者=ガレアーノ,校注=~ / p.74 / w=~,topic=~,publisher=~,other=map+:サカテカス；map+:カディス州（スペイン）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7" office:value-type="string">
            <text:p>2023-05-03_14-53-34_000.jpg</text:p>
          </table:table-cell>
          <table:table-cell table:style-name="ce26" office:value-type="string">
            <text:p>:m :? #*# / topic=~ / content=プリズムによる分光。の一部としての、黄色。赤と緑の混色としての、それ。波長は、それぞれ、異なるか？ / status=~ / id=~,genre=~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:? #*# / topic=~ / content=プリズムによる分光。の一部としての、黄色。赤と緑の混色としての、それ。波長は、それぞれ、異なるか？ / status=~ / id=~,genre=~,other=~,">
            <text:p>:m :? #*# / topic=~ / content=プリズムによる分光。の一部としての、黄色。赤と緑の混色としての、それ。波長は、それぞれ、異なるか？ / status=~ / id=~,genre=~,other=~,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17" office:value-type="string">
            <text:p>2023-05-03_16-41-49_000.jpg</text:p>
          </table:table-cell>
          <table:table-cell table:style-name="ce26" office:value-type="string">
            <text:p>:m 1*2 RES / JVEMV6 64#238_maeno / 『微粒子から探る物性七変化』 著者=前野昌弘,校注=~ / p.144 / w=,topic=物性：界面活性剤,publisher=~,other=memo+:リパーゼ；memo+:グリセリド；memo+:エステル化；memo+:脂肪酸；memo+:アシルグリセロール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m 1*2 RES / JVEMV6 64#238_maeno / 『微粒子から探る物性七変化』 著者=前野昌弘,校注=~ / p.144 / w=,topic=物性：界面活性剤,publisher=~,other=memo+:リパーゼ；memo+:グリセリド；memo+:エステル化；memo+:脂肪酸；memo+:アシルグリセロール；">
            <text:p>:m 1*2 RES / JVEMV6 64#238_maeno / 『微粒子から探る物性七変化』 著者=前野昌弘,校注=~ / p.144 / w=,topic=物性：界面活性剤,publisher=~,other=memo+:リパーゼ；memo+:グリセリド；memo+:エステル化；memo+:脂肪酸；memo+:アシルグリセロール；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17" office:value-type="string">
            <text:p>2023-05-03_16-42-08_000.jpg</text:p>
          </table:table-cell>
          <table:table-cell table:style-name="ce26" office:value-type="string">
            <text:p>:m 2*2 RES / JVEMV6 64#238_maeno / 『微粒子から探る物性七変化』 著者=前野昌弘,校注=~ / p.144 / w=,topic=物性：界面活性剤,publisher=~,other=th+:グラフの説明：活性剤の濃度。洗浄力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2*2 RES / JVEMV6 64#238_maeno / 『微粒子から探る物性七変化』 著者=前野昌弘,校注=~ / p.144 / w=,topic=物性：界面活性剤,publisher=~,other=th+:グラフの説明：活性剤の濃度。洗浄力。">
            <text:p>:m 2*2 RES / JVEMV6 64#238_maeno / 『微粒子から探る物性七変化』 著者=前野昌弘,校注=~ / p.144 / w=,topic=物性：界面活性剤,publisher=~,other=th+:グラフの説明：活性剤の濃度。洗浄力。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3-05-02_18-29-58_000.mp4</text:p>
          </table:table-cell>
          <table:table-cell table:style-name="ce26" office:value-type="string">
            <text:p>:VIDEO / @自室 / 記録 / jap.flute / 演奏、play / R=1 / genre=melody,session=hour-18,memo=~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VIDEO / @自室 / 記録 / jap.flute / 演奏、play / R=1 / genre=melody,session=hour-18,memo=~,file-piece-id=~,memo=~,other= / follow+">
            <text:p>:VIDEO / @自室 / 記録 / jap.flute / 演奏、play / R=1 / genre=melody,session=hour-18,memo=~,file-piece-id=~,memo=~,other= / follow+</text:p>
          </table:table-cell>
          <table:table-cell table:style-name="ce10" table:formula="of:=RIGHT([.B26];[.K26])" office:value-type="string" office:string-value="mp4">
            <text:p>mp4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7" office:value-type="string">
            <text:p>2023-05-02_18-30-48_000.mp4</text:p>
          </table:table-cell>
          <table:table-cell table:style-name="ce26" office:value-type="string">
            <text:p>:VIDEO / @自室 / 記録 / jap.flute / 演奏、play / R=2 / genre=tips:甲音：吹き方：唇の形,session=hour-18,memo=~,file-piece-id=~,memo=~,other=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VIDEO / @自室 / 記録 / jap.flute / 演奏、play / R=2 / genre=tips:甲音：吹き方：唇の形,session=hour-18,memo=~,file-piece-id=~,memo=~,other= / follow+">
            <text:p>:VIDEO / @自室 / 記録 / jap.flute / 演奏、play / R=2 / genre=tips:甲音：吹き方：唇の形,session=hour-18,memo=~,file-piece-id=~,memo=~,other= / follow+</text:p>
          </table:table-cell>
          <table:table-cell table:style-name="ce10" table:formula="of:=RIGHT([.B27];[.K27])" office:value-type="string" office:string-value="mp4">
            <text:p>mp4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8" office:value-type="string">
            <text:p>2023-05-02_18-37-15_000.mp4</text:p>
          </table:table-cell>
          <table:table-cell table:style-name="ce26" office:value-type="string">
            <text:p>:VIDEO / @自室 / 記録 / jap.flute / 演奏、play / R=3 / genre=melody,session=hour-18,memo=~,file-piece-id=~,memo=~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VIDEO / @自室 / 記録 / jap.flute / 演奏、play / R=3 / genre=melody,session=hour-18,memo=~,file-piece-id=~,memo=~,other= / follow+">
            <text:p>:VIDEO / @自室 / 記録 / jap.flute / 演奏、play / R=3 / genre=melody,session=hour-18,memo=~,file-piece-id=~,memo=~,other= / follow+</text:p>
          </table:table-cell>
          <table:table-cell table:style-name="ce10" table:formula="of:=RIGHT([.B28];[.K28])" office:value-type="string" office:string-value="mp4">
            <text:p>mp4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2">
            <text:p>12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2023/05/03</text:date>, <text:time>17:5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3T17:58:21.12</dc:date>
    <dc:creator>iwabuchi ken</dc:creator>
    <meta:editing-duration>P56DT5H4M55S</meta:editing-duration>
    <meta:editing-cycles>18382</meta:editing-cycles>
    <meta:document-statistic meta:table-count="2" meta:cell-count="939" meta:object-count="0"/>
    <meta:user-defined meta:name="qrichtext">1</meta:user-defined>
  </office:meta>
</office:document-meta>
</file>